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666666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6666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35cm" draw:marker-end-width="0.35cm" draw:fill="hatch" draw:fill-color="#000000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6666" draw:marker-start-width="0.35cm" draw:marker-end-width="0.35cm" draw:fill="hatch" draw:fill-color="#000000" draw:fill-hatch-name="Black_20_45_20_Degrees_20_Wide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Vera Sans Mono'" style:font-family-generic="modern" style:font-pitch="fixed"/>
    </style:style>
    <style:style style:name="P3" style:family="paragraph">
      <style:paragraph-properties fo:text-align="center"/>
      <style:text-properties fo:font-family="'Bitstream Vera Sans Mono'" style:font-family-generic="modern" style:font-pitch="fixed"/>
    </style:style>
    <style:style style:name="T1" style:family="text">
      <style:text-properties fo:font-family="'Bitstream Vera Sans Mono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cm" svg:height="2cm" svg:x="3.6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6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6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6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6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3.6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.6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6cm" svg:y="6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cm" svg:height="1.3cm" svg:x="3.6cm" svg:y="5.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5.6cm" svg:y="5.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7.6cm" svg:y="5.3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9.6cm" svg:y="5.3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11.6cm" svg:y="5.3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13.6cm" svg:y="5.3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15.6cm" svg:y="5.3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17.6cm" svg:y="5.3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cm" svg:height="2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.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3.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.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3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6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3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6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.6cm" svg:y="1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.6cm" svg:y="1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6cm" svg:y="1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6cm" svg:y="1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6cm" svg:y="1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3.6cm" svg:y="1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.6cm" svg:y="1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6cm" svg:y="1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.1cm" svg:y="6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.1cm" svg:y="8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.1cm" svg:y="10.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.1cm" svg:y="12.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.1cm" svg:y="14.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2.1cm" svg:y="16.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finito">
        <draw:custom-shape draw:style-name="gr3" draw:text-style-name="P3" draw:layer="layout" svg:width="2cm" svg:height="2cm" svg:x="3.55cm" svg:y="6.6cm">
          <text:p text:style-name="P3">'c'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5.55cm" svg:y="6.6cm">
          <text:p text:style-name="P3">'i'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7.55cm" svg:y="6.6cm">
          <text:p text:style-name="P3">'a'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9.55cm" svg:y="6.6cm">
          <text:p text:style-name="P3">'o'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1.55cm" svg:y="6.6cm">
          <text:p text:style-name="P3">'\0'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3.55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5.55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7.55cm" svg:y="6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cm" svg:height="1.3cm" svg:x="3.55cm" svg:y="5.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5.55cm" svg:y="5.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7.55cm" svg:y="5.3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9.55cm" svg:y="5.3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11.55cm" svg:y="5.3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13.55cm" svg:y="5.3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15.55cm" svg:y="5.3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1.3cm" svg:x="17.55cm" svg:y="5.3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i Pirola</meta:initial-creator>
    <meta:creation-date>2013-03-27T22:56:24</meta:creation-date>
    <dc:date>2013-03-28T08:01:00</dc:date>
    <dc:creator>Yuri Pirola</dc:creator>
    <meta:editing-duration>PT6M50S</meta:editing-duration>
    <meta:editing-cycles>2</meta:editing-cycles>
    <meta:generator>LibreOffice/3.5$Linux_X86_64 LibreOffice_project/350m1$Build-2</meta:generator>
    <meta:document-statistic meta:object-count="80"/>
  </office:meta>
</office:document-meta>
</file>